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6126e" officeooo:paragraph-rsid="001612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voyer un fichier (Partie 1)</text:p>
      <text:p text:style-name="P1"/>
      <text:p text:style-name="P1">Dans AjoutFichierType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&lt;?php</text:p>
            <text:p text:style-name="Table_20_Contents"/>
            <text:p text:style-name="Table_20_Contents">namespace App\Form;</text:p>
            <text:p text:style-name="Table_20_Contents"/>
            <text:p text:style-name="Table_20_Contents">use App\Entity\Fichier;</text:p>
            <text:p text:style-name="Table_20_Contents">use App\Entity\Utilisateur;</text:p>
            <text:p text:style-name="Table_20_Contents">use Symfony\Component\Form\AbstractType;</text:p>
            <text:p text:style-name="Table_20_Contents">use Symfony\Component\Form\FormBuilderInterface;</text:p>
            <text:p text:style-name="Table_20_Contents">use Symfony\Component\OptionsResolver\OptionsResolver;</text:p>
            <text:p text:style-name="Table_20_Contents">use Symfony\Bridge\Doctrine\Form\Type\EntityType;</text:p>
            <text:p text:style-name="Table_20_Contents">use Symfony\Component\Form\Extension\Core\Type\SubmitType;</text:p>
            <text:p text:style-name="Table_20_Contents">use Symfony\Component\Form\Extension\Core\Type\FileType;</text:p>
            <text:p text:style-name="Table_20_Contents"/>
            <text:p text:style-name="Table_20_Contents">class AjoutFichierType extends AbstractType</text:p>
            <text:p text:style-name="Table_20_Contents">{</text:p>
            <text:p text:style-name="Table_20_Contents"><text:s text:c="4"/>public function buildForm(FormBuilderInterface $builder, array $options)</text:p>
            <text:p text:style-name="Table_20_Contents"><text:s text:c="4"/>{</text:p>
            <text:p text:style-name="Table_20_Contents"><text:s text:c="8"/>$builder</text:p>
            <text:p text:style-name="Table_20_Contents"><text:s text:c="12"/>-&gt;add('nom', FileType::class, array('label' =&gt; 'Fichier à télécharger'))</text:p>
            <text:p text:style-name="Table_20_Contents"><text:s text:c="12"/>-&gt;add('utilisateur', EntityType::class,</text:p>
            <text:p text:style-name="Table_20_Contents"><text:s text:c="13"/>array( <text:s/>'class' =&gt; 'App\Entity\Utilisateur', <text:s text:c="7"/></text:p>
            <text:p text:style-name="Table_20_Contents"><text:s text:c="13"/>'choice_label' =&gt; 'nom'))</text:p>
            <text:p text:style-name="Table_20_Contents"><text:s text:c="13"/>-&gt;add('ajouter',SubmitType::class)</text:p>
            <text:p text:style-name="Table_20_Contents"><text:s text:c="10"/></text:p>
            <text:p text:style-name="Table_20_Contents"><text:s text:c="8"/>;</text:p>
            <text:p text:style-name="Table_20_Contents"><text:s text:c="4"/>}</text:p>
            <text:p text:style-name="Table_20_Contents"/>
            <text:p text:style-name="Table_20_Contents"><text:s text:c="4"/>public function configureOptions(OptionsResolver $resolver)</text:p>
            <text:p text:style-name="Table_20_Contents"><text:s text:c="4"/>{</text:p>
            <text:p text:style-name="Table_20_Contents"><text:s text:c="8"/>$resolver-&gt;setDefaults([</text:p>
            <text:p text:style-name="Table_20_Contents"><text:s text:c="12"/>'data_class' =&gt; Fichier::class,</text:p>
            <text:p text:style-name="Table_20_Contents"><text:s text:c="8"/>]);</text:p>
            <text:p text:style-name="Table_20_Contents"><text:s text:c="4"/>}</text:p>
            <text:p text:style-name="Table_20_Contents">}</text:p>
          </table:table-cell>
        </table:table-row>
      </table:table>
      <text:p text:style-name="P1"/>
      <text:p text:style-name="P1">Dans FichierController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&lt;?php</text:p>
            <text:p text:style-name="Table_20_Contents"/>
            <text:p text:style-name="Table_20_Contents">namespace App\Controller;</text:p>
            <text:p text:style-name="Table_20_Contents"/>
            <text:p text:style-name="Table_20_Contents">use Symfony\Bundle\FrameworkBundle\Controller\AbstractController;</text:p>
            <text:p text:style-name="Table_20_Contents">use Symfony\Component\Routing\Annotation\Route;</text:p>
            <text:p text:style-name="Table_20_Contents">use App\Form\AjoutFichierType;</text:p>
            <text:p text:style-name="Table_20_Contents">use App\Entity\Fichier;</text:p>
            <text:p text:style-name="Table_20_Contents"/>
            <text:p text:style-name="Table_20_Contents">class FichierController extends AbstractController</text:p>
            <text:p text:style-name="Table_20_Contents"><text:soft-page-break/>{</text:p>
            <text:p text:style-name="Table_20_Contents"><text:s text:c="4"/>/**</text:p>
            <text:p text:style-name="Table_20_Contents"><text:s text:c="5"/>* @Route("/ajout_fichier", name="ajout_fichier")</text:p>
            <text:p text:style-name="Table_20_Contents"><text:s text:c="5"/>*/</text:p>
            <text:p text:style-name="Table_20_Contents"><text:s text:c="4"/>public function ajoutFichier()</text:p>
            <text:p text:style-name="Table_20_Contents"><text:s text:c="4"/>{</text:p>
            <text:p text:style-name="Table_20_Contents"><text:s text:c="8"/>$fichier = new Fichier();</text:p>
            <text:p text:style-name="Table_20_Contents"><text:s text:c="8"/>$form = $this-&gt;createForm(AjoutFichierType::class,$fichier);</text:p>
            <text:p text:style-name="Table_20_Contents"><text:s text:c="8"/>return $this-&gt;render('fichier/ajout_fichier.html.twig', [</text:p>
            <text:p text:style-name="Table_20_Contents"><text:s text:c="11"/>'form'=&gt;$form-&gt;createView()</text:p>
            <text:p text:style-name="Table_20_Contents"><text:s text:c="8"/>]);</text:p>
            <text:p text:style-name="Table_20_Contents"><text:s text:c="4"/>}</text:p>
            <text:p text:style-name="Table_20_Contents"><text:s text:c="4"/>/** <text:s text:c="4"/></text:p>
            <text:p text:style-name="Table_20_Contents"><text:s text:c="5"/>* * @return string <text:s text:c="4"/></text:p>
            <text:p text:style-name="Table_20_Contents"><text:s text:c="5"/>* </text:p>
            <text:p text:style-name="Table_20_Contents"><text:s text:c="5"/>* */ <text:s text:c="3"/></text:p>
            <text:p text:style-name="Table_20_Contents"><text:s text:c="4"/>private function generateUniqueFileName() <text:s text:c="3"/></text:p>
            <text:p text:style-name="Table_20_Contents"><text:s text:c="4"/>{ <text:s text:c="7"/></text:p>
            <text:p text:style-name="Table_20_Contents"><text:s text:c="8"/>return md5(uniqid()); <text:s text:c="3"/></text:p>
            <text:p text:style-name="Table_20_Contents"><text:s text:c="4"/>}</text:p>
            <text:p text:style-name="Table_20_Contents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9:13:33.597340948</meta:creation-date>
    <meta:generator>LibreOffice/6.0.7.3$Linux_X86_64 LibreOffice_project/00m0$Build-3</meta:generator>
    <dc:date>2020-09-29T09:15:56.623954564</dc:date>
    <meta:editing-duration>PT2M25S</meta:editing-duration>
    <meta:editing-cycles>1</meta:editing-cycles>
    <meta:document-statistic meta:table-count="2" meta:image-count="0" meta:object-count="0" meta:page-count="2" meta:paragraph-count="61" meta:word-count="126" meta:character-count="1795" meta:non-whitespace-character-count="1440"/>
  </office:meta>
</office:document-meta>
</file>